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dc3f" officeooo:paragraph-rsid="000ddc3f"/>
    </style:style>
    <style:style style:name="P2" style:family="paragraph" style:parent-style-name="Standard">
      <style:text-properties officeooo:rsid="0014c22f" officeooo:paragraph-rsid="0014c22f"/>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ddc3f" officeooo:paragraph-rsid="000ddc3f"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ent-style-name="Standard">
      <style:text-properties fo:font-size="11pt" officeooo:rsid="000ddc3f" officeooo:paragraph-rsid="0019b219" style:font-size-asian="11pt" style:font-size-complex="11pt"/>
    </style:style>
    <style:style style:name="P7" style:family="paragraph" style:parent-style-name="Standard">
      <style:text-properties fo:font-size="11pt" officeooo:rsid="0019b219" officeooo:paragraph-rsid="0019b219" style:font-size-asian="11pt" style:font-size-complex="11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officeooo:rsid="001bc958" officeooo:paragraph-rsid="001bc958" style:font-size-asian="11pt" style:font-size-complex="11pt"/>
    </style:style>
    <style:style style:name="T1" style:family="text">
      <style:text-properties officeooo:rsid="000ea54b"/>
    </style:style>
    <style:style style:name="T2" style:family="text">
      <style:text-properties officeooo:rsid="00100d60"/>
    </style:style>
    <style:style style:name="T3" style:family="text">
      <style:text-properties officeooo:rsid="00101b22"/>
    </style:style>
    <style:style style:name="T4" style:family="text">
      <style:text-properties officeooo:rsid="00121629"/>
    </style:style>
    <style:style style:name="T5" style:family="text">
      <style:text-properties officeooo:rsid="00128a81"/>
    </style:style>
    <style:style style:name="T6" style:family="text">
      <style:text-properties officeooo:rsid="00145a47"/>
    </style:style>
    <style:style style:name="T7" style:family="text">
      <style:text-properties officeooo:rsid="0014c22f"/>
    </style:style>
    <style:style style:name="T8" style:family="text">
      <style:text-properties fo:font-size="11pt" style:font-size-asian="11pt" style:font-size-complex="11pt"/>
    </style:style>
    <style:style style:name="T9" style:family="text">
      <style:text-properties officeooo:rsid="0019b219"/>
    </style:style>
    <style:style style:name="T10" style:family="text">
      <style:text-properties officeooo:rsid="001b77d7"/>
    </style:style>
  </office:automatic-styles>
  <office:body>
    <office:text text:use-soft-page-breaks="true">
      <office:forms form:automatic-focus="false" form:apply-design-mode="false">
        <form:form form:name="unnamed0" form:apply-filter="true" form:control-implementation="ooo:com.sun.star.form.component.Form" office:target-frame="" xlink:href="https://developer.nvidia.com/search"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xlink:href="https://developer.nvidia.com/search"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1. First name</text:p>
      <text:p text:style-name="P4">Vincent</text:p>
      <text:p text:style-name="P4"/>
      <text:p text:style-name="P3">2. Last name *</text:p>
      <text:p text:style-name="P4">Pisano</text:p>
      <text:p text:style-name="P4"/>
      <text:p text:style-name="P3">3. Email *</text:p>
      <text:p text:style-name="P1"><text:a xlink:type="simple" xlink:href="mailto:vincent.pisano1@gmail.com" text:style-name="Internet_20_link" text:visited-style-name="Visited_20_Internet_20_Link"><text:span text:style-name="T8">vincent.pisano1@gmail.com</text:span></text:a><text:span text:style-name="T8"><text:line-break/></text:span></text:p>
      <text:p text:style-name="P3">4. Are you 18 years or older? *</text:p>
      <text:p text:style-name="P4">yes</text:p>
      <text:p text:style-name="P4"/>
      <text:p text:style-name="P3">5. Location of residency *</text:p>
      <text:p text:style-name="P4">Boston, MA, USA</text:p>
      <text:p text:style-name="P4"/>
      <text:p text:style-name="P3">6. Project Name</text:p>
      <text:p text:style-name="P4">RPG-teacher<text:line-break/></text:p>
      <text:p text:style-name="P3">7. Project Description <text:s/>*</text:p>
      <text:p text:style-name="P5">This RPG-based educational app redefines learning by combining personalized education with game-based mechanics to create an immersive and adaptable experience. Users select a subject and a fantasy novel, such as Biology and <text:span text:style-name="Emphasis">The Hobbit</text:span>, to embark on a customized adventure that incorporates educational material within a story-rich setting. Using Retrieval-Augmented Generation (RAG) with llamaindex and Pinecone, the app dynamically integrates textbook content and fantasy themes, personalizing encounters to align with the selected subject and narrative.</text:p>
      <text:p text:style-name="Text_20_body">The app’s adaptability allows students to explore new academic topics as their interests evolve. By embedding learning goals into an adventure, the platform gamifies education, making it more engaging and rewarding. Each session includes vivid scene descriptions and custom images generated by NVIDIA's Consistory model, connecting academic concepts with a unique storyline. Players encounter fantasy-themed questions that challenge their understanding of textbook content, and the app evaluates answers, offering feedback and hints to support learning.</text:p>
      <text:p text:style-name="Text_20_body">With Streamlit providing an interactive front end, students navigate through different locations and challenges, each offering new educational experiences. Character traits drawn from the novel influence gameplay, adding a personalized touch to each session. This app combines personalized education, the gamification of learning, and adaptability to foster a dynamic, student-centered learning journey.</text:p>
      <text:p text:style-name="P3"/>
      <text:p text:style-name="P3"/>
      <text:p text:style-name="P3">8. Hardware Tested on (Ex: RTX systems, Cloud/Data Center, Jetson series)</text:p>
      <text:p text:style-name="P4">Nvidia NIM and streamlit<text:line-break/></text:p>
      <text:p text:style-name="P3">9. Software used for the Project *</text:p>
      <text:p text:style-name="P3">Select all that apply</text:p>
      <text:p text:style-name="P3"/>
      <text:p text:style-name="P3">NVIDIA NeMo Curator</text:p>
      <text:p text:style-name="P3">NVIDIA NIM Microservices</text:p>
      <text:p text:style-name="P3"/>
      <text:p text:style-name="P3"/>
      <text:p text:style-name="P3"><text:soft-page-break/></text:p>
      <text:p text:style-name="P3"/>
      <text:p text:style-name="P9">Curator: file: nemo_curator_tutorial.py</text:p>
      <text:p text:style-name="P9"/>
      <text:p text:style-name="P9">I'm using this to ingest large textbooks and novels, check them into page sized documents and save as jsonl.</text:p>
      <text:p text:style-name="P9">See 'challenges' for more</text:p>
      <text:p text:style-name="P9"/>
      <text:p text:style-name="P9">NIM: file: rpg_streamlit.py</text:p>
      <text:p text:style-name="P9"/>
      <text:p text:style-name="P9">I use NIM hosted llama-3.1-70b-instruct as the main LLM for all content generation. NIM is quick to get working with but some outages and huge API key issues (see challenges) really hinder it's adoption. I had several working features that had to be scrapped (image generation, content moderation) simply because NIM kept invalidating API keys. If the API key issues are resolved this could become my first choice for developing proof of concepts over OpenAI.</text:p>
      <text:p text:style-name="P3"/>
      <text:p text:style-name="P3">10. Challenges during project development *</text:p>
      <text:p text:style-name="P6">llama-index was a dependency nightmare. Didn’t help that all the NVIDIA tutorials were outdated and used exact version number pip requirement installs. Naturally, none of the exact version imports are compatible <text:span text:style-name="T4">with current releases</text:span>. <text:span text:style-name="T3">Other </text:span><text:span text:style-name="T4">N</text:span><text:span text:style-name="T3">vidia </text:span><text:span text:style-name="T4">+ </text:span><text:span text:style-name="T3">llama-index tutorials were buried in obscure git branches.</text:span> <text:span text:style-name="T2">I had to </text:span><text:span text:style-name="T3">create</text:span><text:span text:style-name="T2"> separate virtual environments for data ingestion </text:span><text:span text:style-name="T4">vs the</text:span><text:span text:style-name="T3"> </text:span><text:span text:style-name="T2">streamlit app, and resort</text:span><text:span text:style-name="T3">ed</text:span><text:span text:style-name="T2"> to poetry to get a requirements lock that could function in streamlit cloud.</text:span><text:line-break/></text:p>
      <text:p text:style-name="P7">NeMo Guardrails – A Langchain dependency? Really guys? Isn’t the whole point of creating Guardrails and llama-index to REPLACE the mess that is Langchain? Instead I fought with this for hours. Langchain and llama-index were incompatible. All the tutorials using NVIDA NIM and llama-index use format A for messages. Langchain uses some BaseLLM message format and it’s constantly out of date/updated. Integration requires shifting the whole message structure from t<text:span text:style-name="T10">utorial </text:span>examples NVIDA gave for llama-index into something completely different. Guardrails looked promising but until the mess of message formats, roles, obscure langchain dependencies, and just general opaqueness is cleaned up I’ll stick with other solutions.</text:p>
      <text:p text:style-name="P6"><text:line-break/>NIM microservices – I have no clue what <text:span text:style-name="T4">is going on with the API keys.</text:span> <text:span text:style-name="T4">R</text:span>equesting an API key for a second model would invalidate previous API keys <text:span text:style-name="T4">on other models</text:span>. Deploying in streamlit cloud would invalidate keys for local use. <text:span text:style-name="T1">Keys would spontaneously stop working although they are supposed to be valid for 1 year. </text:span><text:span text:style-name="T3">I only noticed</text:span> <text:span text:style-name="T3">t</text:span>hese issues after the service outages around 11/1/24. None of the <text:span text:style-name="T9">image generation</text:span> models functioned reliably – constant API key issues.<text:line-break/><text:line-break/>NeMo Curator – where are all the features? No chapter detection, <text:span text:style-name="T5">no </text:span>metadata extraction, no features for checking documents against ontologies or dictionarie<text:span text:style-name="T7">s</text:span>? <text:span text:style-name="T7">These are </text:span><text:span text:style-name="T10">baseline</text:span><text:span text:style-name="T7"> functionalities needed to meet real world use cases.</text:span> How many companies outside of FA<text:span text:style-name="T1">N</text:span>G actually need to ingest millions of documents?<text:span text:style-name="T6"> </text:span>Better metadata and context extraction and proper understanding of the business use-case can easily cut relevant documents from millions to hundreds. <text:span text:style-name="T10">In my experience, the bottleneck in document curation comes from having to check text against large ontologies and dictionaries - these are often several GB is size and don’t parallelize across distributed systems well because each worker wants a copy of the dictionary in memory. This is a more common real world scenario outside the big tech bubble of ingesting the entire internet to train base models. </text:span><text:s text:c="4"/></text:p>
      <text:p text:style-name="P3"/>
      <text:p text:style-name="P3">11. Instructions to run the project *</text:p>
      <text:p text:style-name="P3">Please provide a GitHub README file link or a public URL that contains the instructions along with any public keys you would like to share.</text:p>
      <text:p text:style-name="P3"><text:a xlink:type="simple" xlink:href="https://drive.google.com/file/d/16qb-qNYS4JllPvXRPCIVEFiO9G3lBxxn/view?usp=sharing" text:style-name="Internet_20_link" text:visited-style-name="Visited_20_Internet_20_Link">https://drive.google.com/file/d/16qb-qNYS4JllPvXRPCIVEFiO9G3lBxxn/view?usp=sharing</text:a> </text:p>
      <text:p text:style-name="P3"/>
      <text:p text:style-name="P3">12. Link to Code on GitHub or any public URL *</text:p>
      <text:p text:style-name="P2"><text:span text:style-name="T8">Code in gdrive: </text:span><text:bookmark-start text:name="__DdeLink__116_1000994700"/><text:a xlink:type="simple" xlink:href="https://drive.google.com/drive/folders/1t2hQd7eYWozDv-BpTJ-pVMc8D4lbyq-m?usp=sharing" text:style-name="Internet_20_link" text:visited-style-name="Visited_20_Internet_20_Link"><text:span text:style-name="T8">https://drive.google.com/drive/folders/1t2hQd7eYWozDv-BpTJ-pVMc8D4lbyq-m?usp=sharing</text:span></text:a><text:span text:style-name="T8"> </text:span><text:bookmark-end text:name="__DdeLink__116_1000994700"/></text:p>
      <text:p text:style-name="P2"><text:span text:style-name="T8">Live streamlit app: </text:span><text:a xlink:type="simple" xlink:href="https://rpg-teacher.streamlit.app/" text:style-name="Internet_20_link" text:visited-style-name="Visited_20_Internet_20_Link"><text:span text:style-name="T8">https://rpg-teacher.streamlit.app/</text:span></text:a><text:span text:style-name="T8"> </text:span></text:p>
      <text:p text:style-name="P3"><text:soft-page-break/></text:p>
      <text:p text:style-name="P3">13. Link to Demo Video on YouTube/online platform *</text:p>
      <text:p text:style-name="P3"><text:bookmark-start text:name="__DdeLink__118_1000994700"/><text:a xlink:type="simple" xlink:href="https://www.veed.io/view/eafe6942-63e6-4fdd-bd00-d70e30e27e64?panel=share" text:style-name="Internet_20_link" text:visited-style-name="Visited_20_Internet_20_Link">https://www.veed.io/view/eafe6942-63e6-4fdd-bd00-d70e30e27e64?panel=share</text:a> <text:bookmark-end text:name="__DdeLink__118_1000994700"/></text:p>
      <text:p text:style-name="P3"/>
      <text:p text:style-name="P3">14. Link to Social Post with Entry and Contest Hashtags (URL)</text:p>
      <text:p text:style-name="P3"><text:bookmark-start text:name="__DdeLink__120_1000994700"/><text:a xlink:type="simple" xlink:href="https://www.linkedin.com/posts/vincent-pisano-78674634_not-found-activity-7260403151684407296-Toka?utm_source=share&amp;utm_medium=member_desktop" text:style-name="Internet_20_link" text:visited-style-name="Visited_20_Internet_20_Link">https://www.linkedin.com/posts/vincent-pisano-78674634_not-found-activity-7260403151684407296-Toka?utm_source=share&amp;utm_medium=member_desktop</text:a> <text:bookmark-end text:name="__DdeLink__120_1000994700"/></text:p>
      <text:p text:style-name="P3"/>
      <text:p text:style-name="P3">15. Link to Supplementary Materials</text:p>
      <text:p text:style-name="P3">Ex. Google Drive links, blog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6:52:55.843266227</meta:creation-date>
    <dc:date>2024-11-10T18:25:06.543332279</dc:date>
    <meta:editing-duration>P2DT22H12M52S</meta:editing-duration>
    <meta:editing-cycles>13</meta:editing-cycles>
    <meta:generator>LibreOffice/7.3.7.2$Linux_X86_64 LibreOffice_project/30$Build-2</meta:generator>
    <meta:document-statistic meta:table-count="0" meta:image-count="0" meta:object-count="0" meta:page-count="3" meta:paragraph-count="43" meta:word-count="856" meta:character-count="6023" meta:non-whitespace-character-count="5189"/>
  </office:meta>
</office:document-meta>
</file>